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margin-left="0in" fo:margin-right="0in" fo:text-indent="0.5in" style:auto-text-indent="false"/>
    </style:style>
    <style:style style:name="P4" style:family="paragraph" style:parent-style-name="Standard" style:master-page-name="Standard">
      <style:paragraph-properties style:page-number="auto"/>
    </style:style>
    <style:style style:name="P5" style:family="paragraph" style:parent-style-name="List_20_Paragraph" style:list-style-name="WWNum1"/>
    <style:style style:name="P6" style:family="paragraph" style:parent-style-name="List_20_Paragraph" style:list-style-name="WWNum2"/>
    <style:style style:name="P7" style:family="paragraph" style:parent-style-name="List_20_Paragraph" style:list-style-name="WWNum3"/>
    <style:style style:name="P8" style:family="paragraph" style:parent-style-name="List_20_Paragraph" style:list-style-name="WWNum2">
      <style:paragraph-properties fo:margin-left="0in" fo:margin-right="0in" fo:text-indent="0in" style:auto-text-indent="false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Predictions</text:span></text:p>
      <text:p text:style-name="Standard"/>
      <text:p text:style-name="Standard">Heterochiasmy (what traits are sexually dimorphic?)</text:p>
      <text:p text:style-name="P1"/>
      <text:list xml:id="list3961306183555261190" text:style-name="WWNum1">
        <text:list-item>
          <text:p text:style-name="P5"><text:span text:style-name="T1">SC length</text:span></text:p>
        </text:list-item>
      </text:list>
      <text:list xml:id="list7025334019592595349" text:style-name="WWNum2">
        <text:list-item>
          <text:p text:style-name="P6"><text:span text:style-name="T1">SC length will be sexually dimorphic</text:span></text:p>
        </text:list-item>
        <text:list-item>
          <text:p text:style-name="P6"><text:span text:style-name="T1">(density will be sexually dimorphic, log regression of SC ~ chrm class will be less sig in females)</text:span></text:p>
          <text:list>
            <text:list-header>
              <text:p text:style-name="P8">Results: <text:s/>Sex is significant effect for SC length</text:p>
              <text:list>
                <text:list-header>
                  <text:p text:style-name="P8"/>
                </text:list-header>
              </text:list>
            </text:list-header>
          </text:list>
        </text:list-item>
      </text:list>
      <text:p text:style-name="P2"/>
      <text:p text:style-name="Standard"><text:span text:style-name="T1">2) Normalized CO positions</text:span></text:p>
      <text:p text:style-name="Standard"><text:span text:style-name="T1"><text:tab/>A. 1CO normalized positions will be sexually dimorphic</text:span></text:p>
      <text:p text:style-name="P3"><text:span text:style-name="T1">B. Sis-co-ten (sister cohesin tension) will also be sexually dimorphic:</text:span> (because it reflects the overall uniform vs telomere pattern)</text:p>
      <text:p text:style-name="Standard"><text:span text:style-name="T1"><text:tab/>C. centromere and telomere distances: this will be sexually dimorphic</text:span>; males having more telomere positioned COs</text:p>
      <text:p text:style-name="Standard"><text:span text:style-name="T1">3) IFD</text:span></text:p>
      <text:p text:style-name="Standard"><text:span text:style-name="T1"><text:tab/>A. no predicted difference across sexes</text:span><text:bookmark text:name="_GoBack"/></text:p>
      <text:p text:style-name="P1"/>
      <text:p text:style-name="Standard"/>
      <text:p text:style-name="Standard"><text:span text:style-name="T1">Male polymorphism (which traits distinguish high and low recombining males in Musc strains?)</text:span></text:p>
      <text:list xml:id="list2277495453199097854" text:style-name="WWNum3">
        <text:list-item>
          <text:p text:style-name="P7"><text:span text:style-name="T1">SC length</text:span></text:p>
          <text:list>
            <text:list-item>
              <text:p text:style-name="P7"><text:span text:style-name="T1">SC length will be longer</text:span></text:p>
            </text:list-item>
            <text:list-item>
              <text:p text:style-name="P7"><text:span text:style-name="T1">(density – more dense in high (despite longer chrms)?</text:span></text:p>
            </text:list-item>
          </text:list>
        </text:list-item>
        <text:list-item>
          <text:p text:style-name="P7"><text:span text:style-name="T1">Normalized CO positions</text:span></text:p>
          <text:list>
            <text:list-item>
              <text:p text:style-name="P7"><text:span text:style-name="T1">1CO norm</text:span></text:p>
            </text:list-item>
            <text:list-item>
              <text:p text:style-name="P7"><text:span text:style-name="T1">Sis-co-ten: General pattern, higher in High rec strains because there are more 2COs, --- but what about sis-co-ten when compared by chrm class? (no prediction)</text:span></text:p>
            </text:list-item>
            <text:list-item>
              <text:p text:style-name="P7"><text:span text:style-name="T1">centromere and telomere distances</text:span></text:p>
            </text:list-item>
          </text:list>
        </text:list-item>
        <text:list-item>
          <text:p text:style-name="P7"><text:soft-page-break/><text:span text:style-name="T1">IFD</text:span></text:p>
          <text:list>
            <text:list-item>
              <text:p text:style-name="P7"><text:span text:style-name="T1">Shorter IFD in higher rec strains – denser packing of COs</text:span></text:p>
            </text:list-item>
          </text:list>
        </text:list-item>
      </text:list>
      <text:p text:style-name="P1"/>
      <text:p text:style-name="Standard"><text:span text:style-name="T1">-Do any of these traits predict / increase predictive power for gwRR?</text:span></text:p>
      <text:p text:style-name="P1"/>
      <text:p text:style-name="P1"/>
      <text:p text:style-name="Standard"><text:span text:style-name="T1">SC Length</text:span></text:p>
      <text:p text:style-name="Standard">Main figures – (scatter plot with nester boxplots</text:p>
      <text:p text:style-name="Standard">HetC</text:p>
      <text:p text:style-name="Standard"><text:tab/>MM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ETERSON, APRIL L</meta:initial-creator>
    <dc:creator>John Schaefer</dc:creator>
    <meta:editing-cycles>4</meta:editing-cycles>
    <meta:creation-date>2020-01-23T16:06:00</meta:creation-date>
    <dc:date>2020-01-24T11:43:13.48</dc:date>
    <meta:editing-duration>PT4M56S</meta:editing-duration>
    <meta:generator>OpenOffice/4.1.2$Win32 OpenOffice.org_project/412m3$Build-9782</meta:generator>
    <meta:document-statistic meta:table-count="0" meta:image-count="0" meta:object-count="0" meta:page-count="2" meta:paragraph-count="27" meta:word-count="207" meta:character-count="1247"/>
    <meta:user-defined meta:name="AppVersion">15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